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37in" loext:contextual-spacing="false" fo:orphans="2" fo:widows="2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0937in" loext:contextual-spacing="false" style:line-height-at-least="0.1874in" fo:orphans="2" fo:widows="2" fo:text-indent="0in" style:auto-text-indent="false" fo:background-color="#f5f5f5" fo:padding="0.0835in" fo:border="0.06pt solid #000000"/>
      <style:text-properties fo:font-variant="normal" fo:text-transform="none" fo:color="#000000" style:font-name="Monaco" fo:font-size="10.5pt" fo:letter-spacing="normal" fo:font-style="normal" fo:font-weight="bold" fo:background-color="#ffffff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0937in" loext:contextual-spacing="false" style:line-height-at-least="0.1874in" fo:orphans="2" fo:widows="2" fo:background-color="#f5f5f5" fo:padding="0.0835in" fo:border="0.06pt solid #000000"/>
      <style:text-properties fo:font-variant="normal" fo:text-transform="none" fo:color="#000000" style:font-name="Monaco" fo:font-size="10.5pt" fo:letter-spacing="normal" fo:font-style="normal" fo:font-weight="bold" fo:background-color="#ffffff"/>
    </style:style>
    <style:style style:name="T1" style:family="text">
      <style:text-properties fo:color="#008000"/>
    </style:style>
    <style:style style:name="T2" style:family="text">
      <style:text-properties fo:color="#0000ff"/>
    </style:style>
    <style:style style:name="T3" style:family="text">
      <style:text-properties fo:color="#666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possible permutations is computed as a factorial. The factorial of a non-negative integer n, denoted by n!, is the product of all positive integers less than or equal to n. For example, 5! = 5 * 4 * 3 * 2 * 1 = 120. You can easily write your own function for computing a factorial, but you can also use a library function. For example in Python:</text:p>
      <text:p text:style-name="P2"><text:span text:style-name="T1">from</text:span> <text:span text:style-name="T2">math</text:span> <text:span text:style-name="T1">import</text:span> factorial</text:p>
      <text:p text:style-name="P3">number_of_permutations <text:span text:style-name="T3">=</text:span> factorial(n)</text:p>
      <text:p text:style-name="P1">To list all permutations, you can also write your own function, but in Python, a library function can solve this also:</text:p>
      <text:p text:style-name="P2"><text:span text:style-name="T1">from</text:span> <text:span text:style-name="T2">itertools</text:span> <text:span text:style-name="T1">import</text:span> permutations</text:p>
      <text:p text:style-name="P3">list_of_permutations <text:span text:style-name="T3">=</text:span> <text:span text:style-name="T1">list</text:span>(permutations(<text:span text:style-name="T1">range</text:span>(<text:span text:style-name="T3">1</text:span>,n<text:span text:style-name="T3">+1</text:span>)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21:52:02.945801117</meta:creation-date>
    <dc:date>2019-07-23T21:52:51.226430322</dc:date>
    <meta:editing-duration>PT50S</meta:editing-duration>
    <meta:editing-cycles>1</meta:editing-cycles>
    <meta:document-statistic meta:table-count="0" meta:image-count="0" meta:object-count="0" meta:page-count="1" meta:paragraph-count="6" meta:word-count="105" meta:character-count="625" meta:non-whitespace-character-count="526"/>
    <meta:generator>LibreOffice/6.0.7.3$Linux_X86_64 LibreOffice_project/00m0$Build-3</meta:generator>
  </office:meta>
</office:document-meta>
</file>